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line-height="100%" fo:text-indent="0.0984in" style:auto-text-indent="false">
        <style:tab-stops>
          <style:tab-stop style:position="1.8736in"/>
          <style:tab-stop style:position="4.7335in"/>
          <style:tab-stop style:position="4.8319in"/>
        </style:tab-stops>
      </style:paragraph-properties>
      <style:text-properties fo:font-size="11pt" fo:language="none" fo:country="none" style:font-size-asian="11pt" style:font-size-complex="11pt"/>
    </style:style>
    <style:style style:name="P2" style:family="paragraph" style:parent-style-name="Standard" style:list-style-name="">
      <style:paragraph-properties fo:margin-left="0in" fo:margin-right="0in" fo:line-height="100%" fo:text-indent="0.0984in" style:auto-text-indent="false">
        <style:tab-stops>
          <style:tab-stop style:position="1.8736in"/>
          <style:tab-stop style:position="4.7335in"/>
          <style:tab-stop style:position="4.8319in"/>
        </style:tab-stops>
      </style:paragraph-properties>
    </style:style>
    <style:style style:name="P3" style:family="paragraph" style:parent-style-name="Standard" style:list-style-name="">
      <style:paragraph-properties fo:margin-left="0in" fo:margin-right="0in" fo:line-height="100%" fo:text-align="center" style:justify-single-word="false" fo:text-indent="0.0984in" style:auto-text-indent="false">
        <style:tab-stops>
          <style:tab-stop style:position="1.8736in"/>
          <style:tab-stop style:position="4.7335in"/>
          <style:tab-stop style:position="4.8319in"/>
        </style:tab-stops>
      </style:paragraph-properties>
    </style:style>
    <style:style style:name="P4" style:family="paragraph" style:parent-style-name="Standard" style:list-style-name="">
      <style:paragraph-properties fo:margin-left="0in" fo:margin-right="0in" fo:line-height="100%" fo:text-indent="0in" style:auto-text-indent="false">
        <style:tab-stops>
          <style:tab-stop style:position="1.8736in"/>
          <style:tab-stop style:position="4.7335in"/>
          <style:tab-stop style:position="4.8319in"/>
        </style:tab-stops>
      </style:paragraph-properties>
    </style:style>
    <style:style style:name="P5" style:family="paragraph" style:parent-style-name="Standard" style:list-style-name="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1.8736in"/>
          <style:tab-stop style:position="4.7335in"/>
          <style:tab-stop style:position="4.8319in"/>
        </style:tab-stops>
      </style:paragraph-properties>
      <style:text-properties fo:font-size="11pt" fo:language="none" fo:country="none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" style:master-page-name="Standard">
      <style:paragraph-properties fo:margin-left="0in" fo:margin-right="0in" fo:line-height="100%" fo:text-indent="0in" style:auto-text-indent="false" style:page-number="auto">
        <style:tab-stops>
          <style:tab-stop style:position="1.8736in"/>
          <style:tab-stop style:position="4.7335in"/>
          <style:tab-stop style:position="4.8319in"/>
        </style:tab-stops>
      </style:paragraph-properties>
      <style:text-properties fo:font-size="11pt" fo:language="none" fo:country="none" style:font-size-asian="11pt" style:font-size-complex="11pt"/>
    </style:style>
    <style:style style:name="T1" style:family="text">
      <style:text-properties fo:font-size="11pt" fo:language="none" fo:country="none" fo:font-weight="bold" style:font-size-asian="11pt" style:font-weight-asian="bold" style:font-size-complex="11pt" style:font-weight-complex="bold"/>
    </style:style>
    <style:style style:name="T2" style:family="text">
      <style:text-properties fo:font-size="11pt" fo:language="none" fo:country="none" style:font-size-asian="11pt" style:font-size-complex="11pt"/>
    </style:style>
    <style:style style:name="T3" style:family="text">
      <style:text-properties fo:font-size="11pt" fo:language="none" fo:country="none" fo:font-weight="normal" style:font-size-asian="11pt" style:font-weight-asian="normal" style:font-size-complex="11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99in" fo:text-indent="-0.25in" fo:margin-left="0.62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99in" fo:text-indent="-0.25in" fo:margin-left="0.87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99in" fo:text-indent="-0.25in" fo:margin-left="1.12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99in" fo:text-indent="-0.25in" fo:margin-left="1.37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99in" fo:text-indent="-0.25in" fo:margin-left="1.62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99in" fo:text-indent="-0.25in" fo:margin-left="1.87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99in" fo:text-indent="-0.25in" fo:margin-left="2.12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99in" fo:text-indent="-0.25in" fo:margin-left="2.37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99in" fo:text-indent="-0.25in" fo:margin-left="2.62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99in" fo:text-indent="-0.25in" fo:margin-left="2.8799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SEYNABOU BOYE<text:line-break/>02 Janvier 2007 à Saint Louis-16 ans<text:line-break/>Pikine sor daga<text:line-break/>781866028</text:span><text:line-break/><text:tab/></text:p>
      <text:p text:style-name="P5">FORMATION</text:p>
      <text:p text:style-name="P2"><text:span text:style-name="T1">Lycée d'Exellence Mariama Ba</text:span></text:p>
      <text:p text:style-name="P2"><text:span text:style-name="T3">Novembre- Avril 2022 : Formation au codage et aux TIC organisée par Wia rt Atos</text:span><text:span text:style-name="T2"><text:line-break/> <text:s text:c="2"/>2022-2023 : Seconde -option scientifique<text:line-break/> <text:s text:c="2"/>2022 : Brevet de fin d'études moyennes</text:span></text:p>
      <text:p text:style-name="P1"/>
      <text:p text:style-name="P1"/>
      <text:p text:style-name="P2"><text:span text:style-name="T1">Ecole Elémentaire Gnagna Fall</text:span><text:span text:style-name="T2"><text:line-break/> <text:s text:c="2"/>2018 : Certificat de fin d'études élémentaires</text:span></text:p>
      <text:p text:style-name="P2"><text:span text:style-name="T2"><text:s/>2022-2023 : Formation en bibliothécariat<text:line-break/><text:tab/></text:span></text:p>
      <text:p text:style-name="P3"><text:span text:style-name="T1">COMPETENCES</text:span></text:p>
      <text:p text:style-name="P2"><text:span text:style-name="T2">Informatique: <text:s/>Maitrise des logiciels Power Point <text:s/>et Word - Base en HTML</text:span></text:p>
      <text:p text:style-name="P2"><text:span text:style-name="T2">Linguistique: Français , Espagnol , Base en Anglais , Latin</text:span></text:p>
      <text:p text:style-name="P2"><text:span text:style-name="T2">Gestionnaire de bibliothèque</text:span></text:p>
      <text:p text:style-name="P2"><text:span text:style-name="T2"/></text:p>
      <text:p text:style-name="P2"><text:span text:style-name="T2"><text:tab/></text:span><text:span text:style-name="T1">EXPERIENCES PROFESSIONNELLES</text:span></text:p>
      <text:p text:style-name="P2"><text:span text:style-name="T2">2022-2023 : Présidente du club d'organisation (PCO)du club d'espagnol</text:span></text:p>
      <text:p text:style-name="P2"><text:span text:style-name="T2">Gestionnaire du boutique scolaire: vendre, ranger la marchandise ,gérer la monnaie</text:span></text:p>
      <text:p text:style-name="P2"><text:span text:style-name="T2"/></text:p>
      <text:p text:style-name="P4"><text:span text:style-name="T2"><text:tab/></text:span><text:span text:style-name="T1">ACTIVITES EXTRA-SCOLAIRES</text:span></text:p>
      <text:p text:style-name="P4"><text:span text:style-name="T2">Théatre sur le Tartuffe de Molière</text:span></text:p>
      <text:p text:style-name="P4"><text:span text:style-name="T2">Sortie pédagogique au Sine-Saloum</text:span></text:p>
      <text:p text:style-name="P4"><text:span text:style-name="T2">Evènementiel: Organisaton d' evenements culturels</text:span></text:p>
      <text:p text:style-name="P4"><text:span text:style-name="T2">Membre du STAF du club de lettres classiques</text:span></text:p>
      <text:p text:style-name="P4"><text:span text:style-name="T2">Recyclage du plastique</text:span></text:p>
      <text:p text:style-name="P4"><text:span text:style-name="T2">Projet ECOBRIC</text:span></text:p>
      <text:p text:style-name="P4"><text:span text:style-name="T2"><text:tab/></text:span><text:span text:style-name="T1">CENTRE D'INTERET</text:span><text:span text:style-name="T2"> </text:span></text:p>
      <text:p text:style-name="P4"><text:span text:style-name="T2">Lecture(romans policiers et réalistes)</text:span></text:p>
      <text:p text:style-name="P4"><text:span text:style-name="T2">Documentaires sur la nature</text:span></text:p>
      <text:p text:style-name="P4"><text:span text:style-name="T2">Films ( comédie,horreur)</text:span></text:p>
      <text:p text:style-name="P4"><text:span text:style-name="T2">Théatres classiques</text:span></text:p>
      <text:p text:style-name="P4"><text:span text:style-name="T2"><text:tab/></text:span></text:p>
      <text:p text:style-name="P4"><text:span text:style-name="T2"><text:tab/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4-15T09:49:00.03</dc:date>
    <meta:generator>OpenOffice/4.1.10$Win32 OpenOffice.org_project/4110m2$Build-9807</meta:generator>
    <meta:document-statistic meta:table-count="0" meta:image-count="0" meta:object-count="0" meta:page-count="1" meta:paragraph-count="27" meta:word-count="154" meta:character-count="1105"/>
  </office:meta>
</office:document-meta>
</file>